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Settings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tings.Field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eldSettings.merge( FieldSetting fieldSetting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FieldSettings.g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tings.get( String name , boolean cre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